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0dbae" officeooo:paragraph-rsid="0000dbae" style:font-size-asian="15.75pt" style:font-size-complex="18pt"/>
    </style:style>
    <style:style style:name="P2" style:family="paragraph" style:parent-style-name="Standard">
      <style:paragraph-properties fo:text-align="justify" style:justify-single-word="false"/>
      <style:text-properties fo:font-size="15pt" officeooo:rsid="0000dbae" officeooo:paragraph-rsid="0000dbae" style:font-size-asian="13.1000003814697pt" style:font-size-complex="15pt"/>
    </style:style>
    <style:style style:name="P3" style:family="paragraph" style:parent-style-name="Standard">
      <style:paragraph-properties fo:text-align="justify" style:justify-single-word="false"/>
      <style:text-properties officeooo:paragraph-rsid="000314ad"/>
    </style:style>
    <style:style style:name="P4" style:family="paragraph" style:parent-style-name="Standard">
      <style:paragraph-properties fo:text-align="justify" style:justify-single-word="false"/>
      <style:text-properties officeooo:paragraph-rsid="00097a6f"/>
    </style:style>
    <style:style style:name="P5" style:family="paragraph" style:parent-style-name="Standard">
      <style:paragraph-properties fo:text-align="justify" style:justify-single-word="false"/>
      <style:text-properties fo:font-size="15pt" officeooo:rsid="0000dbae" officeooo:paragraph-rsid="0000dbae" style:font-size-asian="13.1000003814697pt" style:font-size-complex="15pt"/>
    </style:style>
    <style:style style:name="P6" style:family="paragraph" style:parent-style-name="Standard">
      <style:paragraph-properties fo:text-align="justify" style:justify-single-word="false"/>
      <style:text-properties fo:font-size="15pt" officeooo:rsid="00084420" officeooo:paragraph-rsid="00084420" style:font-size-asian="13.1000003814697pt" style:font-size-complex="15pt"/>
    </style:style>
    <style:style style:name="P7" style:family="paragraph" style:parent-style-name="Standard">
      <style:paragraph-properties fo:text-align="justify" style:justify-single-word="false"/>
      <style:text-properties fo:font-size="15pt" officeooo:rsid="00084420" officeooo:paragraph-rsid="00097a6f" style:font-size-asian="13.1000003814697pt" style:font-size-complex="15pt"/>
    </style:style>
    <style:style style:name="P8" style:family="paragraph" style:parent-style-name="Standard">
      <style:paragraph-properties fo:text-align="justify" style:justify-single-word="false"/>
      <style:text-properties fo:font-size="15pt" officeooo:rsid="000314ad" officeooo:paragraph-rsid="000314ad" style:font-size-asian="13.1000003814697pt" style:font-size-complex="15pt"/>
    </style:style>
    <style:style style:name="P9" style:family="paragraph" style:parent-style-name="Standard">
      <style:paragraph-properties fo:text-align="justify" style:justify-single-word="false"/>
      <style:text-properties fo:font-size="15pt" fo:language="mk" fo:country="MK" officeooo:rsid="001b1f64" officeooo:paragraph-rsid="0006aabd" style:font-size-asian="13.1000003814697pt" style:font-size-complex="15pt"/>
    </style:style>
    <style:style style:name="P10" style:family="paragraph" style:parent-style-name="Standard">
      <style:text-properties fo:font-size="15pt" fo:language="mk" fo:country="MK" officeooo:rsid="001b1f64" officeooo:paragraph-rsid="0006aabd" style:font-size-asian="15pt" style:font-size-complex="15pt"/>
    </style:style>
    <style:style style:name="P11" style:family="paragraph" style:parent-style-name="Standard">
      <style:text-properties fo:font-size="15pt" officeooo:paragraph-rsid="0006aabd" style:font-size-asian="15pt" style:font-size-complex="15pt"/>
    </style:style>
    <style:style style:name="P12" style:family="paragraph" style:parent-style-name="Standard">
      <style:text-properties officeooo:paragraph-rsid="0006aabd"/>
    </style:style>
    <style:style style:name="T1" style:family="text">
      <style:text-properties officeooo:rsid="00020824"/>
    </style:style>
    <style:style style:name="T2" style:family="text">
      <style:text-properties officeooo:rsid="001cedad"/>
    </style:style>
    <style:style style:name="T3" style:family="text">
      <style:text-properties fo:language="mk" fo:country="MK" officeooo:rsid="001b1f64"/>
    </style:style>
    <style:style style:name="T4" style:family="text">
      <style:text-properties fo:language="mk" fo:country="MK" officeooo:rsid="00074b54"/>
    </style:style>
    <style:style style:name="T5" style:family="text">
      <style:text-properties fo:language="mk" fo:country="MK" style:font-size-asian="15pt"/>
    </style:style>
    <style:style style:name="T6" style:family="text">
      <style:text-properties fo:language="mk" fo:country="MK" officeooo:rsid="001b1f64" style:font-size-asian="15pt"/>
    </style:style>
    <style:style style:name="T7" style:family="text">
      <style:text-properties fo:language="mk" fo:country="MK" officeooo:rsid="00097a6f" style:font-size-asian="15pt"/>
    </style:style>
    <style:style style:name="T8" style:family="text">
      <style:text-properties officeooo:rsid="001b1f64"/>
    </style:style>
    <style:style style:name="T9" style:family="text">
      <style:text-properties fo:font-size="15pt" fo:language="mk" fo:country="MK" officeooo:rsid="00084420" style:font-size-asian="15pt" style:font-size-complex="15pt"/>
    </style:style>
    <style:style style:name="T10" style:family="text">
      <style:text-properties fo:font-size="15pt" fo:language="mk" fo:country="MK" officeooo:rsid="001b1f64" style:font-size-asian="15pt" style:font-size-complex="15pt"/>
    </style:style>
    <style:style style:name="T11" style:family="text">
      <style:text-properties fo:font-size="15pt" fo:language="mk" fo:country="MK" officeooo:rsid="00097a6f" style:font-size-asian="15pt" style:font-size-complex="15pt"/>
    </style:style>
    <style:style style:name="T12" style:family="text">
      <style:text-properties fo:font-size="15pt" officeooo:rsid="000314ad" style:font-size-asian="13.1000003814697pt" style:font-size-complex="15pt"/>
    </style:style>
    <style:style style:name="T13" style:family="text">
      <style:text-properties fo:font-size="15pt" officeooo:rsid="00097a6f" style:font-size-asian="13.1000003814697pt" style:font-size-complex="15pt"/>
    </style:style>
    <style:style style:name="T14" style:family="text">
      <style:text-properties officeooo:rsid="00097a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лучаи на употреба и сценарија за пристап до базата</text:p>
      <text:p text:style-name="P1"/>
      <text:p text:style-name="P2"/>
      <text:p text:style-name="P6">1. Додади оброк:</text:p>
      <text:p text:style-name="P6"/>
      <text:p text:style-name="P10">Наратив: </text:p>
      <text:p text:style-name="P10">Корисникот ја отвара апликацијата за да додаде нов оброк кој го има изедено</text:p>
      <text:p text:style-name="P10"/>
      <text:p text:style-name="P10">Актери:</text:p>
      <text:p text:style-name="P10">Корисникот</text:p>
      <text:p text:style-name="P10"/>
      <text:p text:style-name="P10">Предуслови:</text:p>
      <text:p text:style-name="P12"><text:span text:style-name="T10">Да има интернет конекција </text:span><text:span text:style-name="T9">и уред со инсталиран веб прелистувач</text:span><text:span text:style-name="T10">, да има креирано сопствен профил на <text:s/>апликацијата</text:span></text:p>
      <text:p text:style-name="P10"/>
      <text:p text:style-name="P10">Сценарио:</text:p>
      <text:p text:style-name="P10"><text:span text:style-name="T2">Долколку не е најавен корисникот</text:span> ја отвара апликацијата , внесува корисничко име и лозинка</text:p>
      <text:p text:style-name="P10">Апликацијата на почетната страна на корисникот му прикажува мени со повеќе опции: <text:span text:style-name="T2">статистика, додади оброк, додади тренинг, додади трчање</text:span></text:p>
      <text:p text:style-name="P10">Корисникот од менито го избира копчето ДОДАДИ ОБРОК</text:p>
      <text:p text:style-name="P10">На посебна страна му се отвара листа со оброци кои постојат во системот , како и копче за додавање нов оброк. Доколку оброкот што го има конзумирано корисникот постои во системот истиот го селектира додека доколку не постои корисникот кликнува на копчето додади нов оброк.</text:p>
      <text:p text:style-name="P11"><text:span text:style-name="T3">Корисникот </text:span><text:span text:style-name="T4">е одведен на нов екран каде што треба да избере храна, пиалоци и суплементи од понудени листи со храна</text:span><text:span text:style-name="T3">, </text:span><text:span text:style-name="T4">пиалоци и суплементи. Потоа </text:span><text:span text:style-name="T3">притиснува на копчето зачувај оброк.</text:span></text:p>
      <text:p text:style-name="P9">Апликацијата ги валидира податоците и му испишува порака на корисникот за успешно додаден нов оброк. <text:span text:style-name="T2">Корисникот е вратен на почетниот екран.</text:span></text:p>
      <text:p text:style-name="P2"/>
      <text:p text:style-name="P2"/>
      <text:p text:style-name="P2"/>
      <text:p text:style-name="P2"/>
      <text:p text:style-name="P2"/>
      <text:p text:style-name="P2"/>
      <text:p text:style-name="P2"/>
      <text:p text:style-name="P2"/>
      <text:p text:style-name="P2"/>
      <text:p text:style-name="P2"><text:soft-page-break/>2. <text:span text:style-name="T1">Регистрација на корисник</text:span></text:p>
      <text:p text:style-name="P2"><text:tab/></text:p>
      <text:p text:style-name="P6">Наратив:</text:p>
      <text:p text:style-name="P6">Корисникот ја отвора апликацијата за да се регистрира.</text:p>
      <text:p text:style-name="P6"/>
      <text:p text:style-name="P6">Актери:</text:p>
      <text:p text:style-name="P6">Корисникот</text:p>
      <text:p text:style-name="P6"/>
      <text:p text:style-name="P6">Предуслови:</text:p>
      <text:p text:style-name="P6"><text:span text:style-name="T6">Да има интернет конекција </text:span><text:span text:style-name="T5">и уред со инсталиран веб прелистувач.</text:span></text:p>
      <text:p text:style-name="P6"><text:span text:style-name="T5"/></text:p>
      <text:p text:style-name="P6"><text:span text:style-name="T5">Сценарио:</text:span></text:p>
      <text:p text:style-name="P6"><text:span text:style-name="T5">Корисникот ја отвора апликацијата, и го кликнува копчето регистрирај се. Потоа му се нуди избор да избере дали ќе се регистрира како корисник или како инструктор. Кликнува на копчето корисник. И добива нов прозорец каде треба да ги пополни информациите за корисничко име, лозинка, емаил, дата на раѓање, висина, тежина и цел. Доколку има невалидни информации ќе биде известен да ги поправи. Доколку е се во ред ќе биде префрлен на главното мени.</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oft-page-break/><text:span text:style-name="T5"/></text:p>
      <text:p text:style-name="P3"><text:span text:style-name="T12">3. Д</text:span><text:span text:style-name="T13">одавање на програма за исхрана</text:span></text:p>
      <text:p text:style-name="P8"/>
      <text:p text:style-name="P6">Наратив:</text:p>
      <text:p text:style-name="P7">И<text:span text:style-name="T14">нструкторот се најавува на апликација за да додаде нова програма за исхрана</text:span></text:p>
      <text:p text:style-name="P6"/>
      <text:p text:style-name="P6">Актери:</text:p>
      <text:p text:style-name="P7">И<text:span text:style-name="T14">нструктор</text:span></text:p>
      <text:p text:style-name="P6"/>
      <text:p text:style-name="P6">Предуслови:</text:p>
      <text:p text:style-name="P6"><text:span text:style-name="T6">Да има интернет конекција </text:span><text:span text:style-name="T5">и уред со инсталиран веб прелистувач</text:span><text:span text:style-name="T6">,</text:span><text:span text:style-name="T7">Инструкторот</text:span><text:span text:style-name="T6"> да има креирано сопствен профил на <text:s/>апликацијата.</text:span></text:p>
      <text:p text:style-name="P6"><text:span text:style-name="T6"/></text:p>
      <text:p text:style-name="P6"><text:span text:style-name="T6">С</text:span><text:span text:style-name="T5">ценарио:</text:span></text:p>
      <text:p text:style-name="P4"><text:span text:style-name="T9">И</text:span><text:span text:style-name="T11">нструкторот ја вклучува апликацијата се најавува доколку се нема најавено. Потоа му следи главното мени каде треба да избере програми за исхрана. По кликнување добива нов прозорец со преглед на програми и додај програма. Кликнува на додај програма и добива нов прозорец со избор на име на програма и опција да додаде оброци кои ќе ги содржи програмата. На посебна страна му се отвара листа со оброци кои постојат во системот , како и копче за додавање нов оброк. Доколку оброкот што сака да го додаде постои во системот истиот го селектира додека доколку не постои инструкторот кликнува на копчето додади нов оброк.</text:span></text:p>
      <text:p text:style-name="P4"><text:span text:style-name="T10">И</text:span><text:span text:style-name="T11">нструкторот е одведен на нов екран каде што треба да избере храна, пиалоци и суплементи од понудени листи со храна, пиалоци и суплементи. Потоа притиснува на копчето зачувај оброк и го враќа назад да додаде уште оброци или да ја зачува програмата. Откако ќе ги додаде сите оброци што треба да ги има програмата кликнува зачувај програма. Инструкторот е вратен на главното мени.</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5T14:05:52.102272500</meta:creation-date>
    <dc:date>2020-01-22T13:59:53.477185725</dc:date>
    <meta:editing-duration>PT1H31M58S</meta:editing-duration>
    <meta:editing-cycles>3</meta:editing-cycles>
    <meta:generator>LibreOffice/6.3.3.2.0$Linux_X86_64 LibreOffice_project/30$Build-2</meta:generator>
    <meta:document-statistic meta:table-count="0" meta:image-count="0" meta:object-count="0" meta:page-count="3" meta:paragraph-count="35" meta:word-count="489" meta:character-count="3078" meta:non-whitespace-character-count="2619"/>
  </office:meta>
</office:document-meta>
</file>